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PIRA ALVAREZ, JOEL ABRAHA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APIRA ALVAREZ, JOEL ABRAHA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30570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CCOLQUE CACERES, PEDR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80087515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0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9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9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24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4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6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9T20:52:0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